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onsolas1" svg:font-family="Consolas"/>
    <style:font-face style:name="Consolas3" svg:font-family="Consolas" style:font-adornments="Regular"/>
    <style:font-face style:name="Courier New1" svg:font-family="'Courier New'"/>
    <style:font-face style:name="Ubuntu Mono2" svg:font-family="'Ubuntu Mono'" style:font-pitch="fixed"/>
    <style:font-face style:name="Ubuntu Mono1" svg:font-family="'Ubuntu Mono'" style:font-adornments="Light" style:font-pitch="fixed"/>
    <style:font-face style:name="Consolas6" svg:font-family="Consolas" style:font-family-generic="swiss" style:font-pitch="fixed"/>
    <style:font-face style:name="Consolas5" svg:font-family="Consolas" style:font-adornments="Regular" style:font-family-generic="swiss" style:font-pitch="fixed"/>
    <style:font-face style:name="Arial1" svg:font-family="Arial" style:font-pitch="variable"/>
    <style:font-face style:name="Arial3" svg:font-family="Arial"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 svg:font-family="'Ubuntu Mono'"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nsolas4" svg:font-family="Consolas" style:font-adornments="Regular" style:font-family-generic="swiss" style:font-pitch="variable"/>
    <style:font-face style:name="Ubuntu3" svg:font-family="Ubuntu"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pr1" style:family="presentation" style:parent-style-name="jugo-title">
      <style:graphic-properties fo:min-height="1.8cm"/>
    </style:style>
    <style:style style:name="pr2" style:family="presentation" style:parent-style-name="jugo-subtitle">
      <style:graphic-properties draw:fill-color="#ffffff" fo:min-height="1.4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jugo1-title">
      <style:graphic-properties fo:min-height="2.143cm"/>
    </style:style>
    <style:style style:name="pr22" style:family="presentation" style:parent-style-name="jugo1-outline1">
      <style:graphic-properties fo:min-height="14.55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15%" fo:text-align="center" fo:text-indent="0cm"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1" style:family="paragraph">
      <style:paragraph-properties fo:margin-top="0cm" fo:margin-bottom="0cm" fo:line-height="100%" fo:text-align="start" style:writing-mode="lr-tb"/>
    </style:style>
    <style:style style:name="P12"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3"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solid" draw:fill-color="#ffff00"/>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0" style:family="paragraph">
      <loext:graphic-properties draw:fill="solid" draw:fill-color="#89b4b8"/>
      <style:paragraph-properties fo:text-align="start" style:font-independent-line-spacing="true"/>
      <style:text-properties fo:font-size="14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onsolas6" fo:font-size="15.3999996185303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fo:font-weight="bold" style:font-weight-asian="bold" style:font-weight-complex="bold"/>
    </style:style>
    <style:style style:name="T4" style:family="text">
      <style:text-properties style:font-name="Ubuntu Mono2"/>
    </style:style>
    <style:style style:name="T5"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4f81bd"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nsolas6"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onsolas6"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9" style:family="text">
      <style:text-properties fo:font-variant="normal" fo:text-transform="none" fo:color="#6fa8dc"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1" style:family="text">
      <style:text-properties fo:font-variant="normal" fo:text-transform="none" fo:color="#ffff00"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2" style:family="text">
      <style:text-properties fo:font-variant="normal" fo:text-transform="none" fo:color="#6d9eeb"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Consolas6"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nsolas6"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6: <text:line-break/><text:span text:style-name="T1">Library, Linked List, Stack, Queue</text:span></text:p>
          </draw:text-box>
        </draw:frame>
        <draw:frame presentation:style-name="pr2" draw:text-style-name="P1" draw:layer="layout" svg:width="25.199cm" svg:height="1.4cm" svg:x="1.399cm" svg:y="10.999cm" presentation:class="subtitle" presentation:user-transformed="true">
          <draw:text-box>
            <text:p><text:span text:style-name="T2">@btatmaja</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layer="layout" svg:width="25.199cm" svg:height="2.143cm" svg:x="1.399cm" svg:y="4.199cm" presentation:class="title" presentation:user-transformed="true">
          <draw:text-box>
            <text:p>Overview</text:p>
          </draw:text-box>
        </draw:frame>
        <draw:frame presentation:style-name="pr5" draw:layer="layout" svg:width="25.199cm" svg:height="10.493cm" svg:x="1.399cm" svg:y="6.599cm" presentation:class="outline" presentation:user-transformed="true">
          <draw:text-box>
            <text:list text:style-name="L2">
              <text:list-item>
                <text:p>Data Structure</text:p>
              </text:list-item>
              <text:list-item>
                <text:p>Linked List</text:p>
              </text:list-item>
              <text:list-item>
                <text:p>Stack &amp; Queues</text:p>
              </text:list-item>
              <text:list-item>
                <text:p>Tree </text:p>
              </text:list-item>
              <text:list-item>
                <text:p>Tries</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item>
                <text:p>The <text:s/><text:span text:style-name="T3">-&gt;</text:span> operator is a shorthand for "follow the pointer to the struct and access this field within the struct."</text:p>
                <text:p/>
                <text:p><text:span text:style-name="T4">if (ptr-&gt;n == n)</text:span></text:p>
                <text:p><text:span text:style-name="T4">{</text:span></text:p>
                <text:p><text:span text:style-name="T4"><text:s text:c="4"/></text:span><text:span text:style-name="T4">return true;</text:span></text:p>
                <text:p><text:span text:style-name="T4">}</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header>
                <text:p>node* new = malloc(sizeof(node));</text:p>
                <text:p>if (new != NULL)</text:p>
                <text:p>{</text:p>
                <text:p><text:s text:c="4"/>new-&gt;n = value;</text:p>
                <text:p><text:s text:c="4"/>new-&gt;next = NULL;</text:p>
                <text:p>}</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6" draw:layer="layout" svg:width="24.304cm" svg:height="3.904cm" svg:x="1.846cm" svg:y="0.789cm">
          <text:p text:style-name="P4"><text:span text:style-name="T5">Linked Lis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7"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8"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9" draw:layer="layout" svg:width="1.604cm" svg:height="1.603cm" svg:x="11.559cm" svg:y="8.763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7"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8"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0" draw:layer="layout" svg:width="1.604cm" svg:height="1.603cm" svg:x="17.393cm" svg:y="8.763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7"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8"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8"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0" draw:layer="layout" svg:width="1.604cm" svg:height="1.603cm" svg:x="23.228cm" svg:y="8.763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8"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8"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7"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8" draw:layer="layout" svg:width="4.019cm" svg:height="0.042cm" draw:transform="rotate (-3.14159265358979) translate (9.667cm 11.224cm)">
          <text:p/>
          <draw:enhanced-geometry draw:mirror-horizontal="true" draw:mirror-vertical="false" svg:viewBox="0 0 21600 21600" draw:type="mso-spt32" draw:enhanced-path="M 0 0 L 21600 21600 N"/>
        </draw:custom-shape>
        <draw:custom-shape draw:name="Shape 42" draw:style-name="gr12" draw:text-style-name="P10" draw:layer="layout" svg:width="3.668cm" svg:height="1.603cm" svg:x="2.208cm" svg:y="10.436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4cm" svg:height="11.136cm" svg:x="3.501cm" svg:y="2.227cm" draw:page-number="5" presentation:class="page"/>
          <draw:frame draw:name="Shape 25" presentation:style-name="pr10" draw:text-style-name="P12" draw:layer="layout" svg:width="16.799cm" svg:height="13.364cm" svg:x="2.1cm" svg:y="14.107cm" presentation:class="notes" presentation:user-transformed="true">
            <draw:text-box>
              <text:p text:style-name="P11"><text:span text:style-name="T9">One downside of arrays is that they have a fixed size.</text:span></text:p>
              <text:p text:style-name="P11"><text:span text:style-name="T9"/></text:p>
              <text:p text:style-name="P11"><text:span text:style-name="T9">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1"><text:span text:style-name="T9"/></text:p>
              <text:p text:style-name="P11"><text:span text:style-name="T9">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1"><text:span text:style-name="T9"/></text:p>
              <text:p text:style-name="P11"><text:span text:style-name="T9">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office:forms form:automatic-focus="false" form:apply-design-mode="false"/>
        <draw:custom-shape draw:name="Shape 47" draw:style-name="gr13" draw:text-style-name="P13" draw:layer="layout" svg:width="24.304cm" svg:height="3.904cm" svg:x="1.846cm" svg:y="0.789cm">
          <text:p text:style-name="P4"><text:span text:style-name="T5">Node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7"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8"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0" draw:layer="layout" svg:width="1.604cm" svg:height="1.603cm" svg:x="6.193cm" svg:y="8.297cm">
          <text:p text:style-name="P5"><text:span text:style-name="T7">n</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8"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0" draw:layer="layout" svg:width="11.8cm" svg:height="10.006cm" svg:x="13.739cm" svg:y="6.605cm">
          <text:p text:style-name="P5"><text:span text:style-name="T10"/></text:p>
          <text:p text:style-name="P5"><text:span text:style-name="T10"/></text:p>
          <text:p text:style-name="P14"><text:span text:style-name="T11">typedef struct</text:span><text:span text:style-name="T12"> node</text:span></text:p>
          <text:p text:style-name="P14"><text:span text:style-name="T12">{</text:span></text:p>
          <text:p text:style-name="P14"><text:span text:style-name="T11"><text:tab/></text:span><text:span text:style-name="T11">int</text:span><text:span text:style-name="T12"> n;</text:span></text:p>
          <text:p text:style-name="P15"><text:span text:style-name="T12"><text:tab/></text:span><text:span text:style-name="T11">struct</text:span><text:span text:style-name="T12"> node* next;</text:span></text:p>
          <text:p text:style-name="P15"><text:span text:style-name="T12">}</text:span></text:p>
          <text:p text:style-name="P15"><text:span text:style-name="T12">node;</text:span></text:p>
          <text:p text:style-name="P15"><text:span text:style-name="T13"><text:s/></text:span></text:p>
          <text:p text:style-name="P15"><text:span text:style-name="T13"/></text:p>
          <text:p text:style-name="P1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0" draw:layer="layout" svg:width="3.384cm" svg:height="1.603cm" svg:x="5.305cm" svg:y="11.32cm">
          <text:p text:style-name="P5"><text:span text:style-name="T7">next</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4cm" svg:height="11.136cm" svg:x="3.501cm" svg:y="2.227cm" draw:page-number="6" presentation:class="page"/>
          <draw:frame draw:name="Shape 45" presentation:style-name="pr11" draw:text-style-name="P12" draw:layer="layout" svg:width="16.799cm" svg:height="13.364cm" svg:x="2.1cm" svg:y="14.107cm" presentation:class="notes" presentation:user-transformed="true">
            <draw:text-box>
              <text:p text:style-name="P11"><text:span text:style-name="T9">We’ll call each element of the linked list a </text:span><text:span text:style-name="T14">node</text:span><text:span text:style-name="T9">, which will contain the data we wish to store as well as a pointer to the next element in the list.</text:span></text:p>
              <text:p text:style-name="P11"><text:span text:style-name="T9"/></text:p>
              <text:p text:style-name="P11"><text:span text:style-name="T9">Here, we use struct syntax to create our own data type to encapsulate a node. </text:span><text:span text:style-name="T15">int n is the data we wish to store in the node and struct node* next defines a pointer to the next node in the linked list. </text:span></text:p>
              <text:p text:style-name="P11"><text:span text:style-name="T15"/></text:p>
              <text:p text:style-name="P11"><text:span text:style-name="T15">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office:forms form:automatic-focus="false" form:apply-design-mode="false"/>
        <draw:custom-shape draw:name="Shape 58" draw:style-name="gr17" draw:text-style-name="P13" draw:layer="layout" svg:width="24.304cm" svg:height="3.904cm" svg:x="1.846cm" svg:y="0.789cm">
          <text:p text:style-name="P4"><text:span text:style-name="T5">Search</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17"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8"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7"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8"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0" draw:layer="layout" svg:width="1.604cm" svg:height="1.603cm" svg:x="11.793cm" svg:y="10.39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7"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8"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0" draw:layer="layout" svg:width="1.604cm" svg:height="1.603cm" svg:x="17.626cm" svg:y="10.39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7"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8"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8"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0" draw:layer="layout" svg:width="1.604cm" svg:height="1.603cm" svg:x="23.462cm" svg:y="10.39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8" draw:layer="layout" svg:width="2.993cm" svg:height="2.651cm" draw:transform="rotate (-3.14159265358979) translate (15.683cm 14.055cm)">
          <text:p/>
          <draw:enhanced-geometry draw:mirror-horizontal="true" draw:mirror-vertical="false" svg:viewBox="0 0 21600 21600" draw:type="mso-spt32" draw:enhanced-path="M 0 0 L 21600 21600 N"/>
        </draw:custom-shape>
        <draw:custom-shape draw:name="Shape 72" draw:style-name="gr9" draw:text-style-name="P8"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7"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8"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0" draw:layer="layout" svg:width="3.668cm" svg:height="1.603cm" svg:x="2.441cm" svg:y="12.068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17"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8"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4cm" svg:height="11.136cm" svg:x="3.501cm" svg:y="2.227cm" draw:page-number="7" presentation:class="page"/>
          <draw:frame draw:name="Shape 56" presentation:style-name="pr12" draw:text-style-name="P12" draw:layer="layout" svg:width="16.799cm" svg:height="13.364cm" svg:x="2.1cm" svg:y="14.107cm" presentation:class="notes" presentation:user-transformed="true">
            <draw:text-box>
              <text:p text:style-name="P11"><text:span text:style-name="T9">To search the list for </text:span><text:span text:style-name="T15">9, we'll need an additional pointer (depicted in yellow in the slide). <text:s/></text:span></text:p>
              <text:p text:style-name="P11"><text:span text:style-name="T15"/></text:p>
              <text:p text:style-name="P11"><text:span text:style-name="T15">This pointer will point at each node successively and allow us to check if n == 9.</text:span></text:p>
              <text:p text:style-name="P11"><text:span text:style-name="T15"/></text:p>
              <text:p text:style-name="P11"><text:span text:style-name="T15">Note that this is linear search, and therefore the worst case runtime of this algorithm is </text:span><text:span text:style-name="T16">O</text:span><text:span text:style-name="T15">(</text:span><text:span text:style-name="T16">n</text:span><text:span text:style-name="T15">). </text:span></text:p>
            </draw:text-box>
          </draw:frame>
        </presentation:notes>
      </draw:page>
      <draw:page draw:name="page8" draw:style-name="dp3" draw:master-page-name="Title_20_slide" presentation:presentation-page-layout-name="AL1T0">
        <office:forms form:automatic-focus="false" form:apply-design-mode="false"/>
        <draw:custom-shape draw:name="Shape 82" draw:style-name="gr27" draw:text-style-name="P10" draw:layer="layout" svg:width="20.5cm" svg:height="14.854cm" svg:x="5.3cm" svg:y="2.546cm">
          <text:p text:style-name="P5"><text:span text:style-name="T10"/></text:p>
          <text:p text:style-name="P14"><text:span text:style-name="T12"/></text:p>
          <text:p text:style-name="P14"><text:span text:style-name="T11">bool</text:span><text:span text:style-name="T12"> search(node* list, </text:span><text:span text:style-name="T11">int</text:span><text:span text:style-name="T12"> n)</text:span></text:p>
          <text:p text:style-name="P14"><text:span text:style-name="T12">{</text:span></text:p>
          <text:p text:style-name="P18"><text:span text:style-name="T12">node* ptr = list;</text:span></text:p>
          <text:p text:style-name="P18"><text:span text:style-name="T12"/></text:p>
          <text:p text:style-name="P18"><text:span text:style-name="T11">while </text:span><text:span text:style-name="T12">(ptr != NULL)</text:span></text:p>
          <text:p text:style-name="P18"><text:span text:style-name="T12">{</text:span></text:p>
          <text:p text:style-name="P18"><text:span text:style-name="T12"><text:tab/></text:span><text:span text:style-name="T12"><text:tab/></text:span><text:span text:style-name="T11">if</text:span><text:span text:style-name="T12"> (ptr-&gt;n == n)</text:span></text:p>
          <text:p text:style-name="P18"><text:span text:style-name="T12"><text:s text:c="5"/></text:span><text:span text:style-name="T12">{</text:span></text:p>
          <text:p text:style-name="P18"><text:span text:style-name="T12"><text:tab/></text:span><text:span text:style-name="T12"><text:tab/></text:span><text:span text:style-name="T12"><text:tab/></text:span><text:span text:style-name="T11">return</text:span><text:span text:style-name="T12"> true;</text:span></text:p>
          <text:p text:style-name="P18"><text:span text:style-name="T12"><text:s text:c="5"/></text:span><text:span text:style-name="T12">}</text:span></text:p>
          <text:p text:style-name="P18"><text:span text:style-name="T12"><text:tab/></text:span><text:span text:style-name="T12"><text:tab/></text:span><text:span text:style-name="T12">ptr = ptr-&gt;next;</text:span></text:p>
          <text:p text:style-name="P18"><text:span text:style-name="T12">}</text:span></text:p>
          <text:p text:style-name="P18"><text:span text:style-name="T11">return</text:span><text:span text:style-name="T12"> false;</text:span></text:p>
          <text:p text:style-name="P18"><text:span text:style-name="T12">}</text:span></text:p>
          <text:p text:style-name="P18"><text:span text:style-name="T13"><text:s/></text:span></text:p>
          <text:p text:style-name="P18"><text:span text:style-name="T13"/></text:p>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4cm" svg:height="11.136cm" svg:x="3.501cm" svg:y="2.227cm" draw:page-number="8" presentation:class="page"/>
          <draw:frame draw:name="Shape 80" presentation:style-name="pr13" draw:text-style-name="P12" draw:layer="layout" svg:width="16.799cm" svg:height="13.364cm" svg:x="2.1cm" svg:y="14.107cm" presentation:class="notes" presentation:user-transformed="true">
            <draw:text-box>
              <text:p text:style-name="P11"><text:span text:style-name="T9">To begin with, </text:span><text:span text:style-name="T15">ptr points to the first node of the list.</text:span></text:p>
              <text:p text:style-name="P11"><text:span text:style-name="T15"/></text:p>
              <text:p text:style-name="P11"><text:span text:style-name="T15">As long as ptr != NULL, we will dereference it and check to see if ptr-&gt;n is the value we are searching for. <text:s/>If so, the function returns true. </text:span></text:p>
              <text:p text:style-name="P11"><text:span text:style-name="T15"/></text:p>
              <text:p text:style-name="P11"><text:span text:style-name="T15">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1"><text:span text:style-name="T15"/></text:p>
              <text:p text:style-name="P11"><text:span text:style-name="T15">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office:forms form:automatic-focus="false" form:apply-design-mode="false"/>
        <draw:custom-shape draw:name="Shape 87" draw:style-name="gr28"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8" draw:layer="layout" svg:width="2.865cm" svg:height="2.073cm" svg:x="20.983cm" svg:y="10.203cm">
          <text:p/>
          <draw:enhanced-geometry draw:mirror-horizontal="true" draw:mirror-vertical="false" svg:viewBox="0 0 21600 21600" draw:type="mso-spt32" draw:enhanced-path="M 0 0 L 21600 21600 N"/>
        </draw:custom-shape>
        <draw:custom-shape draw:name="Shape 97" draw:style-name="gr34"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8" draw:layer="layout" svg:width="2.525cm" svg:height="2.082cm" draw:transform="rotate (-3.14159265358979) translate (15.38cm 11.061cm)">
          <text:p/>
          <draw:enhanced-geometry draw:mirror-horizontal="true" draw:mirror-vertical="false" svg:viewBox="0 0 21600 21600" draw:type="mso-spt32" draw:enhanced-path="M 0 0 L 21600 21600 N"/>
        </draw:custom-shape>
        <draw:custom-shape draw:name="Shape 99" draw:style-name="gr35" draw:text-style-name="P8" draw:layer="layout" svg:width="2.525cm" svg:height="2.082cm" draw:transform="rotate (-3.14159265358979) translate (20.499cm 11.244cm)">
          <text:p/>
          <draw:enhanced-geometry draw:mirror-horizontal="true" draw:mirror-vertical="false" svg:viewBox="0 0 21600 21600" draw:type="mso-spt32" draw:enhanced-path="M 0 0 L 21600 21600 N"/>
        </draw:custom-shape>
        <draw:custom-shape draw:name="Shape 100" draw:style-name="gr3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8" draw:layer="layout" svg:width="3.391cm" svg:height="0.033cm" draw:transform="rotate (-3.14159265358979) translate (10.501cm 10.12cm)">
          <text:p/>
          <draw:enhanced-geometry draw:mirror-horizontal="true" draw:mirror-vertical="false" svg:viewBox="0 0 21600 21600" draw:type="mso-spt32" draw:enhanced-path="M 0 0 L 21600 21600 N"/>
        </draw:custom-shape>
        <draw:custom-shape draw:name="Shape 102" draw:style-name="gr38"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8" draw:layer="layout" svg:width="2.865cm" svg:height="2.073cm" svg:x="7.917cm" svg:y="16.503cm">
          <text:p/>
          <draw:enhanced-geometry draw:mirror-horizontal="true" draw:mirror-vertical="false" svg:viewBox="0 0 21600 21600" draw:type="mso-spt32" draw:enhanced-path="M 0 0 L 21600 21600 N"/>
        </draw:custom-shape>
        <draw:custom-shape draw:name="Shape 106" draw:style-name="gr39"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4cm" svg:height="11.136cm" svg:x="3.501cm" svg:y="2.227cm" draw:page-number="9" presentation:class="page"/>
          <draw:frame draw:name="Shape 85" presentation:style-name="pr14" draw:text-style-name="P12" draw:layer="layout" svg:width="16.799cm" svg:height="13.364cm" svg:x="2.1cm" svg:y="14.107cm" presentation:class="notes" presentation:user-transformed="true">
            <draw:text-box>
              <text:p text:style-name="P11"><text:span text:style-name="T9">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1"><text:span text:style-name="T9"/></text:p>
              <text:p text:style-name="P11"><text:span text:style-name="T9">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1"><text:span text:style-name="T9"/></text:p>
              <text:p text:style-name="P11"><text:span text:style-name="T9">Let's insert an element into this linked list. <text:s/>To begin with, we need to request memory for a new node, and initialize it with data. <text:s/>The </text:span><text:span text:style-name="T15">n field of our new node here has been set to 1, and its next field has been set to NULL.</text:span></text:p>
              <text:p text:style-name="P11"><text:span text:style-name="T15"/></text:p>
              <text:p text:style-name="P11"><text:span text:style-name="T15">If we wish to maintain an ordered list, our new node belongs at the head of the list. </text:span></text:p>
            </draw:text-box>
          </draw:frame>
        </presentation:notes>
      </draw:page>
      <draw:page draw:name="page10" draw:style-name="dp3" draw:master-page-name="Title_20_slide" presentation:presentation-page-layout-name="AL1T0">
        <office:forms form:automatic-focus="false" form:apply-design-mode="false"/>
        <draw:custom-shape draw:name="Shape 111" draw:style-name="gr40"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7"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8"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0" draw:layer="layout" svg:width="1.353cm" svg:height="1.259cm" svg:x="14.1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7"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8"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0" draw:layer="layout" svg:width="1.353cm" svg:height="1.259cm" svg:x="19.1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7"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8"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8" draw:layer="layout" svg:width="2.865cm" svg:height="2.073cm" svg:x="23.083cm" svg:y="10.203cm">
          <text:p/>
          <draw:enhanced-geometry draw:mirror-horizontal="true" draw:mirror-vertical="false" svg:viewBox="0 0 21600 21600" draw:type="mso-spt32" draw:enhanced-path="M 0 0 L 21600 21600 N"/>
        </draw:custom-shape>
        <draw:custom-shape draw:name="Shape 121" draw:style-name="gr43" draw:text-style-name="P10" draw:layer="layout" svg:width="1.353cm" svg:height="1.259cm" svg:x="24.0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8" draw:layer="layout" svg:width="2.525cm" svg:height="2.082cm" draw:transform="rotate (-3.14159265358979) translate (17.479cm 11.061cm)">
          <text:p/>
          <draw:enhanced-geometry draw:mirror-horizontal="true" draw:mirror-vertical="false" svg:viewBox="0 0 21600 21600" draw:type="mso-spt32" draw:enhanced-path="M 0 0 L 21600 21600 N"/>
        </draw:custom-shape>
        <draw:custom-shape draw:name="Shape 123" draw:style-name="gr35" draw:text-style-name="P8" draw:layer="layout" svg:width="2.525cm" svg:height="2.082cm" draw:transform="rotate (-3.14159265358979) translate (22.597cm 11.244cm)">
          <text:p/>
          <draw:enhanced-geometry draw:mirror-horizontal="true" draw:mirror-vertical="false" svg:viewBox="0 0 21600 21600" draw:type="mso-spt32" draw:enhanced-path="M 0 0 L 21600 21600 N"/>
        </draw:custom-shape>
        <draw:custom-shape draw:name="Shape 124" draw:style-name="gr3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8" draw:layer="layout" svg:width="2.865cm" svg:height="2.073cm" svg:x="7.917cm" svg:y="16.503cm">
          <text:p/>
          <draw:enhanced-geometry draw:mirror-horizontal="true" draw:mirror-vertical="false" svg:viewBox="0 0 21600 21600" draw:type="mso-spt32" draw:enhanced-path="M 0 0 L 21600 21600 N"/>
        </draw:custom-shape>
        <draw:custom-shape draw:name="Shape 130" draw:style-name="gr46" draw:text-style-name="P8"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0"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4cm" svg:height="11.136cm" svg:x="3.501cm" svg:y="2.227cm" draw:page-number="10" presentation:class="page"/>
          <draw:frame draw:name="Shape 109" presentation:style-name="pr15" draw:text-style-name="P12" draw:layer="layout" svg:width="16.799cm" svg:height="13.364cm" svg:x="2.1cm" svg:y="14.107cm" presentation:class="notes" presentation:user-transformed="true">
            <draw:text-box>
              <text:p text:style-name="P11"><text:span text:style-name="T9">We need to be careful when updating pointers. <text:s/>If we first update </text:span><text:span text:style-name="T15">head to point to our new node, then we orphan the remainder of the linked list. </text:span></text:p>
              <text:p text:style-name="P11"><text:span text:style-name="T15"/></text:p>
              <text:p text:style-name="P11"><text:span text:style-name="T15"/></text:p>
            </draw:text-box>
          </draw:frame>
        </presentation:notes>
      </draw:page>
      <draw:page draw:name="page11" draw:style-name="dp3" draw:master-page-name="Title_20_slide" presentation:presentation-page-layout-name="AL1T0">
        <office:forms form:automatic-focus="false" form:apply-design-mode="false"/>
        <draw:custom-shape draw:name="Shape 136" draw:style-name="gr48"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8" draw:layer="layout" svg:width="2.865cm" svg:height="2.073cm" svg:x="20.983cm" svg:y="10.203cm">
          <text:p/>
          <draw:enhanced-geometry draw:mirror-horizontal="true" draw:mirror-vertical="false" svg:viewBox="0 0 21600 21600" draw:type="mso-spt32" draw:enhanced-path="M 0 0 L 21600 21600 N"/>
        </draw:custom-shape>
        <draw:custom-shape draw:name="Shape 146" draw:style-name="gr54"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8" draw:layer="layout" svg:width="2.525cm" svg:height="2.082cm" draw:transform="rotate (-3.14159265358979) translate (15.379cm 11.061cm)">
          <text:p/>
          <draw:enhanced-geometry draw:mirror-horizontal="true" draw:mirror-vertical="false" svg:viewBox="0 0 21600 21600" draw:type="mso-spt32" draw:enhanced-path="M 0 0 L 21600 21600 N"/>
        </draw:custom-shape>
        <draw:custom-shape draw:name="Shape 148" draw:style-name="gr55" draw:text-style-name="P8" draw:layer="layout" svg:width="2.525cm" svg:height="2.082cm" draw:transform="rotate (-3.14159265358979) translate (20.497cm 11.244cm)">
          <text:p/>
          <draw:enhanced-geometry draw:mirror-horizontal="true" draw:mirror-vertical="false" svg:viewBox="0 0 21600 21600" draw:type="mso-spt32" draw:enhanced-path="M 0 0 L 21600 21600 N"/>
        </draw:custom-shape>
        <draw:custom-shape draw:name="Shape 149" draw:style-name="gr5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8" draw:layer="layout" svg:width="3.391cm" svg:height="0.033cm" draw:transform="rotate (-3.14159265358979) translate (10.501cm 10.12cm)">
          <text:p/>
          <draw:enhanced-geometry draw:mirror-horizontal="true" draw:mirror-vertical="false" svg:viewBox="0 0 21600 21600" draw:type="mso-spt32" draw:enhanced-path="M 0 0 L 21600 21600 N"/>
        </draw:custom-shape>
        <draw:custom-shape draw:name="Shape 151" draw:style-name="gr58"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8"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0"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4cm" svg:height="11.136cm" svg:x="3.501cm" svg:y="2.227cm" draw:page-number="11" presentation:class="page"/>
          <draw:frame draw:name="Shape 134" presentation:style-name="pr16" draw:text-style-name="P12" draw:layer="layout" svg:width="16.799cm" svg:height="13.364cm" svg:x="2.1cm" svg:y="14.107cm" presentation:class="notes" presentation:user-transformed="true">
            <draw:text-box>
              <text:p text:style-name="P11"><text:span text:style-name="T9">Instead, we should point the new node's </text:span><text:span text:style-name="T15">next field to the same node that head is pointing to. </text:span></text:p>
              <text:p text:style-name="P11"><text:span text:style-name="T15"/></text:p>
              <text:p text:style-name="P11"><text:span text:style-name="T15"/></text:p>
            </draw:text-box>
          </draw:frame>
        </presentation:notes>
      </draw:page>
      <draw:page draw:name="page12" draw:style-name="dp3" draw:master-page-name="Title_20_slide" presentation:presentation-page-layout-name="AL1T0">
        <office:forms form:automatic-focus="false" form:apply-design-mode="false"/>
        <draw:custom-shape draw:name="Shape 161" draw:style-name="gr62"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8" draw:layer="layout" svg:width="2.865cm" svg:height="2.073cm" svg:x="20.983cm" svg:y="10.203cm">
          <text:p/>
          <draw:enhanced-geometry draw:mirror-horizontal="true" draw:mirror-vertical="false" svg:viewBox="0 0 21600 21600" draw:type="mso-spt32" draw:enhanced-path="M 0 0 L 21600 21600 N"/>
        </draw:custom-shape>
        <draw:custom-shape draw:name="Shape 171" draw:style-name="gr65"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8" draw:layer="layout" svg:width="2.525cm" svg:height="2.082cm" draw:transform="rotate (-3.14159265358979) translate (15.379cm 11.061cm)">
          <text:p/>
          <draw:enhanced-geometry draw:mirror-horizontal="true" draw:mirror-vertical="false" svg:viewBox="0 0 21600 21600" draw:type="mso-spt32" draw:enhanced-path="M 0 0 L 21600 21600 N"/>
        </draw:custom-shape>
        <draw:custom-shape draw:name="Shape 173" draw:style-name="gr55" draw:text-style-name="P8" draw:layer="layout" svg:width="2.525cm" svg:height="2.082cm" draw:transform="rotate (-3.14159265358979) translate (20.497cm 11.244cm)">
          <text:p/>
          <draw:enhanced-geometry draw:mirror-horizontal="true" draw:mirror-vertical="false" svg:viewBox="0 0 21600 21600" draw:type="mso-spt32" draw:enhanced-path="M 0 0 L 21600 21600 N"/>
        </draw:custom-shape>
        <draw:custom-shape draw:name="Shape 174" draw:style-name="gr5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8"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0"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8"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4cm" svg:height="11.136cm" svg:x="3.501cm" svg:y="2.227cm" draw:page-number="12" presentation:class="page"/>
          <draw:frame draw:name="Shape 159" presentation:style-name="pr17" draw:text-style-name="P12" draw:layer="layout" svg:width="16.799cm" svg:height="13.364cm" svg:x="2.1cm" svg:y="14.107cm" presentation:class="notes" presentation:user-transformed="true">
            <draw:text-box>
              <text:p text:style-name="P11"><text:span text:style-name="T9">And then have </text:span><text:span text:style-name="T15">head point to the new node. </text:span></text:p>
              <text:p text:style-name="P11"><text:span text:style-name="T15"/></text:p>
              <text:p text:style-name="P11"><text:span text:style-name="T15">Voila! <text:s/>Our new node has been inserted without ever losing hold of the rest of the linked list! </text:span></text:p>
            </draw:text-box>
          </draw:frame>
        </presentation:notes>
      </draw:page>
      <draw:page draw:name="page13" draw:style-name="dp3" draw:master-page-name="Title_20_slide" presentation:presentation-page-layout-name="AL1T0">
        <office:forms form:automatic-focus="false" form:apply-design-mode="false"/>
        <draw:custom-shape draw:name="Shape 186" draw:style-name="gr70" draw:text-style-name="P21" draw:layer="layout" svg:width="24.214cm" svg:height="14.853cm" svg:x="8.019cm" svg:y="4.35cm">
          <text:p text:style-name="P5"><text:span text:style-name="T17"/></text:p>
          <text:p text:style-name="P14"><text:span text:style-name="T18"/></text:p>
          <text:p text:style-name="P14"><text:span text:style-name="T19">void</text:span><text:span text:style-name="T20"> insert(</text:span><text:span text:style-name="T19">int</text:span><text:span text:style-name="T20"> n)</text:span></text:p>
          <text:p text:style-name="P14"><text:span text:style-name="T20">{</text:span></text:p>
          <text:p text:style-name="P18"><text:span text:style-name="T21">// create new node</text:span></text:p>
          <text:p text:style-name="P18"><text:span text:style-name="T20">node* new = malloc(sizeof(node));</text:span></text:p>
          <text:p text:style-name="P18"><text:span text:style-name="T20"/></text:p>
          <text:p text:style-name="P18"><text:span text:style-name="T21">// check for NULL</text:span></text:p>
          <text:p text:style-name="P18"><text:span text:style-name="T22">if</text:span><text:span text:style-name="T20"> (new == NULL)</text:span></text:p>
          <text:p text:style-name="P18"><text:span text:style-name="T20">{</text:span></text:p>
          <text:p text:style-name="P18"><text:span text:style-name="T20"><text:tab/></text:span><text:span text:style-name="T20">exit(1);</text:span></text:p>
          <text:p text:style-name="P18"><text:span text:style-name="T20">}</text:span></text:p>
          <text:p text:style-name="P18"><text:span text:style-name="T21">// initialize new node</text:span></text:p>
          <text:p text:style-name="P18"><text:span text:style-name="T20">new-&gt;n = n;</text:span></text:p>
          <text:p text:style-name="P18"><text:span text:style-name="T20">new-&gt;next = NULL;</text:span></text:p>
          <text:p text:style-name="P18"><text:span text:style-name="T21"/></text:p>
          <text:p text:style-name="P18"><text:span text:style-name="T21">// insert new node at head</text:span></text:p>
          <text:p text:style-name="P18"><text:span text:style-name="T20">new-&gt;next = head;</text:span></text:p>
          <text:p text:style-name="P18"><text:span text:style-name="T20">head = new;</text:span></text:p>
          <text:p text:style-name="P18"><text:span text:style-name="T20">}</text:span></text:p>
          <text:p text:style-name="P18"><text:span text:style-name="T18"/></text:p>
          <text:p text:style-name="P18"><text:span text:style-name="T18"/></text:p>
          <text:p text:style-name="P18"><text:span text:style-name="T23"><text:s/></text:span></text:p>
          <text:p text:style-name="P18"><text:span text:style-name="T23"/></text:p>
          <text:p text:style-name="P19"><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4cm" svg:height="11.136cm" svg:x="3.501cm" svg:y="2.227cm" draw:page-number="13" presentation:class="page"/>
          <draw:frame draw:name="Shape 184" presentation:style-name="pr18" draw:text-style-name="P12" draw:layer="layout" svg:width="16.799cm" svg:height="13.364cm" svg:x="2.1cm" svg:y="14.107cm" presentation:class="notes" presentation:user-transformed="true">
            <draw:text-box>
              <text:p text:style-name="P11"><text:span text:style-name="T9">To insert at the head of a linked list:</text:span></text:p>
              <text:list text:style-name="L5">
                <text:list-item>
                  <text:p text:style-name="P5"><text:span text:style-name="T15">malloc a new node and initialize it with data</text:span></text:p>
                </text:list-item>
                <text:list-item>
                  <text:p text:style-name="P5"><text:span text:style-name="T15">set the new node's next field to point to the first node in the list</text:span></text:p>
                </text:list-item>
                <text:list-item>
                  <text:p text:style-name="P5"><text:span text:style-name="T15">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3" draw:layer="layout" svg:width="24.304cm" svg:height="3.904cm" svg:x="1.846cm" svg:y="0.789cm">
          <text:p text:style-name="P4"><text:span text:style-name="T5">Doubly Linked Lis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7"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8"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0" draw:layer="layout" svg:width="1.604cm" svg:height="1.603cm" svg:x="11.793cm" svg:y="7.59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0" draw:layer="layout" svg:width="1.604cm" svg:height="1.603cm" svg:x="17.626cm" svg:y="7.59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0" draw:layer="layout" svg:width="1.604cm" svg:height="1.603cm" svg:x="23.462cm" svg:y="7.59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8"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8"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7"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8"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0" draw:layer="layout" svg:width="3.668cm" svg:height="1.603cm" svg:x="2.441cm" svg:y="9.268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8"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7"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8"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8"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7"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8"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8"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8" draw:layer="layout" svg:width="3.163cm" svg:height="2.804cm" svg:x="22.544cm" svg:y="9.967cm">
          <text:p/>
          <draw:enhanced-geometry draw:mirror-horizontal="true" draw:mirror-vertical="false" svg:viewBox="0 0 21600 21600" draw:type="mso-spt32" draw:enhanced-path="M 0 0 L 21600 21600 N"/>
        </draw:custom-shape>
        <draw:custom-shape draw:name="Shape 210" draw:style-name="gr82" draw:text-style-name="P8" draw:layer="layout" svg:width="3.163cm" svg:height="2.805cm" svg:x="10.878cm" svg:y="12.999cm">
          <text:p/>
          <draw:enhanced-geometry draw:mirror-horizontal="true" draw:mirror-vertical="false" svg:viewBox="0 0 21600 21600" draw:type="mso-spt32" draw:enhanced-path="M 0 0 L 21600 21600 N"/>
        </draw:custom-shape>
        <draw:custom-shape draw:name="Shape 211" draw:style-name="gr83" draw:text-style-name="P8"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8"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4cm" svg:height="11.136cm" svg:x="3.501cm" svg:y="2.227cm" draw:page-number="14" presentation:class="page"/>
          <draw:frame draw:name="Shape 189" presentation:style-name="pr19" draw:text-style-name="P12" draw:layer="layout" svg:width="16.799cm" svg:height="13.364cm" svg:x="2.1cm" svg:y="14.107cm" presentation:class="notes" presentation:user-transformed="true">
            <draw:text-box>
              <text:p text:style-name="P11"><text:span text:style-name="T9">A doubly-linked list is a linked list in which each element contains pointers to both the next and the previous elements.</text:span></text:p>
              <text:p text:style-name="P11"><text:span text:style-name="T9"/></text:p>
              <text:p text:style-name="P11"><text:span text:style-name="T9">Doubly-linked lists are useful when you need to insert and remove objects from the center of the list, as well as from its ends, or when you need to traverse the list forward as well as backward.</text:span></text:p>
              <text:p text:style-name="P11"><text:span text:style-name="T9"/></text:p>
              <text:p text:style-name="P11"><text:span text:style-name="T9"/></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7"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3" draw:layer="layout" svg:width="24.304cm" svg:height="3.904cm" svg:x="1.846cm" svg:y="0.789cm">
          <text:p text:style-name="P4"><text:span text:style-name="T5">DLL Node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10" draw:layer="layout" svg:width="11.8cm" svg:height="10.006cm" svg:x="13.739cm" svg:y="6.605cm">
          <text:p text:style-name="P5"><text:span text:style-name="T10"/></text:p>
          <text:p text:style-name="P5"><text:span text:style-name="T10"/></text:p>
          <text:p text:style-name="P14"><text:span text:style-name="T11">typedef struct </text:span><text:span text:style-name="T12"><text:s/>node</text:span></text:p>
          <text:p text:style-name="P14"><text:span text:style-name="T12">{</text:span></text:p>
          <text:p text:style-name="P14"><text:span text:style-name="T11"><text:tab/></text:span><text:span text:style-name="T11">int</text:span><text:span text:style-name="T12"> n;</text:span></text:p>
          <text:p text:style-name="P15"><text:span text:style-name="T12"><text:tab/></text:span><text:span text:style-name="T11">struct</text:span><text:span text:style-name="T12"> node* next;</text:span></text:p>
          <text:p text:style-name="P15"><text:span text:style-name="T12"><text:tab/></text:span><text:span text:style-name="T11">struct</text:span><text:span text:style-name="T12"> node* prev;</text:span></text:p>
          <text:p text:style-name="P15"><text:span text:style-name="T12">}</text:span></text:p>
          <text:p text:style-name="P15"><text:span text:style-name="T12">node;</text:span></text:p>
          <text:p text:style-name="P15"><text:span text:style-name="T13"><text:s/></text:span></text:p>
          <text:p text:style-name="P15"><text:span text:style-name="T13"/></text:p>
          <text:p text:style-name="P1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0" draw:layer="layout" svg:width="1.604cm" svg:height="1.603cm" svg:x="6.659cm" svg:y="7.13cm">
          <text:p text:style-name="P5"><text:span text:style-name="T7">n</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8"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8"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8"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8"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0" draw:layer="layout" svg:width="3.547cm" svg:height="1.603cm" svg:x="5.726cm" svg:y="10.163cm">
          <text:p text:style-name="P5"><text:span text:style-name="T7">next</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0" draw:layer="layout" svg:width="3.547cm" svg:height="1.603cm" svg:x="5.726cm" svg:y="12.963cm">
          <text:p text:style-name="P5"><text:span text:style-name="T7">prev</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4cm" svg:height="11.136cm" svg:x="3.501cm" svg:y="2.227cm" draw:page-number="15" presentation:class="page"/>
          <draw:frame draw:name="Shape 215" presentation:style-name="pr20" draw:text-style-name="P12" draw:layer="layout" svg:width="16.799cm" svg:height="13.364cm" svg:x="2.1cm" svg:y="14.107cm" presentation:class="notes" presentation:user-transformed="true">
            <draw:text-box>
              <text:p text:style-name="P11"><text:span text:style-name="T9">Here's how to declare a node in a doubly-linked list. <text:s/></text:span></text:p>
              <text:p text:style-name="P11"><text:span text:style-name="T9"/></text:p>
              <text:p text:style-name="P11"><text:span text:style-name="T9">Note that this node has two pointers: one which points to the next node in the list, and one which points to the previous node in the list. </text:span></text:p>
            </draw:text-box>
          </draw:frame>
        </presentation:notes>
      </draw:page>
      <draw:page draw:name="page16" draw:style-name="dp1" draw:master-page-name="jugo1" presentation:presentation-page-layout-name="AL2T1">
        <office:forms form:automatic-focus="false" form:apply-design-mode="false"/>
        <draw:frame presentation:style-name="pr21" draw:layer="layout" svg:width="23.5cm" svg:height="2.143cm" svg:x="2.199cm" svg:y="0.999cm" presentation:class="title" presentation:user-transformed="true">
          <draw:text-box>
            <text:p>Library</text:p>
          </draw:text-box>
        </draw:frame>
        <draw:frame presentation:style-name="pr22" draw:layer="layout" svg:width="23.5cm" svg:height="14.8cm" svg:x="2.199cm" svg:y="3.799cm" presentation:class="outline" presentation:user-transformed="true">
          <draw:text-box>
            <text:list text:style-name="L2">
              <text:list-item>
                <text:p>CS50</text:p>
                <text:list>
                  <text:list-item>
                    <text:p>cs50.h</text:p>
                  </text:list-item>
                  <text:list-item>
                    <text:p>cs50.c</text:p>
                  </text:list-item>
                </text:list>
              </text:list-item>
              <text:list-item>
                <text:p/>
              </text:list-item>
            </text:list>
          </draw:text-box>
        </draw:frame>
        <presentation:notes draw:style-name="dp2">
          <draw:page-thumbnail draw:style-name="gr1" draw:layer="layout" svg:width="0.001cm" svg:height="0.001cm" svg:x="0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onsolas1" svg:font-family="Consolas"/>
    <style:font-face style:name="Consolas3" svg:font-family="Consolas" style:font-adornments="Regular"/>
    <style:font-face style:name="Courier New1" svg:font-family="'Courier New'"/>
    <style:font-face style:name="Ubuntu Mono2" svg:font-family="'Ubuntu Mono'" style:font-pitch="fixed"/>
    <style:font-face style:name="Ubuntu Mono1" svg:font-family="'Ubuntu Mono'" style:font-adornments="Light" style:font-pitch="fixed"/>
    <style:font-face style:name="Consolas6" svg:font-family="Consolas" style:font-family-generic="swiss" style:font-pitch="fixed"/>
    <style:font-face style:name="Consolas5" svg:font-family="Consolas" style:font-adornments="Regular" style:font-family-generic="swiss" style:font-pitch="fixed"/>
    <style:font-face style:name="Arial1" svg:font-family="Arial" style:font-pitch="variable"/>
    <style:font-face style:name="Arial3" svg:font-family="Arial"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 svg:font-family="'Ubuntu Mono'"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nsolas4" svg:font-family="Consolas" style:font-adornments="Regular" style:font-family-generic="swiss" style:font-pitch="variable"/>
    <style:font-face style:name="Ubuntu3" svg:font-family="Ubuntu"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stroke="none" draw:fill="solid" draw:fill-color="#dd4814" draw:fill-image-width="0cm" draw:fill-image-height="0cm"/>
      <style:text-properties style:letter-kerning="true"/>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9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dd4814"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0000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4H39M1S</meta:editing-duration>
    <meta:editing-cycles>26</meta:editing-cycles>
    <meta:generator>LibreOffice/5.1.2.2$Linux_X86_64 LibreOffice_project/10m0$Build-2</meta:generator>
    <meta:initial-creator>Bagus Tris Atmaja</meta:initial-creator>
    <dc:date>2016-04-24T09:18:09.895973159</dc:date>
    <dc:creator>Bagus Tris Atmaja</dc:creator>
    <meta:document-statistic meta:object-count="253"/>
  </office:meta>
</office:document-meta>
</file>